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rsid="0081f48e" officeooo:paragraph-rsid="0081f48e"/>
    </style:style>
    <style:style style:name="P7" style:family="paragraph" style:parent-style-name="First_20_line_20_indent">
      <style:paragraph-properties fo:text-indent="0cm" style:auto-text-indent="false"/>
      <style:text-properties officeooo:rsid="0081f48e" officeooo:paragraph-rsid="0081f48e"/>
    </style:style>
    <style:style style:name="P8" style:family="paragraph" style:parent-style-name="First_20_line_20_indent" style:master-page-name="First_20_Page">
      <style:paragraph-properties style:page-number="auto"/>
      <style:text-properties style:font-name="Pudelinka" officeooo:rsid="0081f48e" officeooo:paragraph-rsid="0081f48e"/>
    </style:style>
    <style:style style:name="P9" style:family="paragraph" style:parent-style-name="First_20_line_20_indent">
      <style:text-properties style:font-name="Pudelinka" officeooo:rsid="0081f48e" officeooo:paragraph-rsid="0081f48e"/>
    </style:style>
    <style:style style:name="P10" style:family="paragraph" style:parent-style-name="First_20_line_20_indent">
      <style:paragraph-properties fo:text-indent="0cm" style:auto-text-indent="false"/>
      <style:text-properties style:font-name="Pudelinka" officeooo:rsid="0081f48e" officeooo:paragraph-rsid="0081f48e"/>
    </style:style>
    <style:style style:name="P11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Медиаобъект 1" draw:style-name="gr1" svg:width="11.508cm" svg:height="7.672cm" svg:x="7.015cm" svg:y="-0.676cm"><draw:plugin xlink:href="../../../Загрузки/019b219c-9897-7466-8f3d-fd25fc367241.mp4" xlink:type="simple" xlink:show="embed" xlink:actuate="onLoad" draw:mime-type="video/mp4"><draw:param draw:name="Loop" draw:value="false"/><draw:param draw:name="Mute" draw:value="false"/><draw:param draw:name="VolumeDB" draw:value="0"/></draw:plugin></draw:frame>Поздравление с Рождеством </text:p>
      <text:p text:style-name="P9">КОЛЯДКА</text:p>
      <text:p text:style-name="P10">Христос родился в Вифлееме, <text:s/></text:p>
      <text:p text:style-name="P10">Звезда ведёт путём святым. <text:s/></text:p>
      <text:p text:style-name="P10">Пусть в доме будет хлеб и пенье, <text:s/></text:p>
      <text:p text:style-name="P10">А в сердце — свет небес простым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3:13:07.421145760</meta:creation-date>
    <dc:title>Default</dc:title>
    <meta:editing-cycles>2</meta:editing-cycles>
    <meta:editing-duration>PT2H2M50S</meta:editing-duration>
    <meta:generator>LibreOffice/7.6.7.2$Linux_X86_64 LibreOffice_project/60$Build-2</meta:generator>
    <dc:date>2025-12-15T15:15:57.358029723</dc:date>
    <meta:document-statistic meta:table-count="1" meta:image-count="0" meta:object-count="0" meta:page-count="1" meta:paragraph-count="16" meta:word-count="48" meta:character-count="242" meta:non-whitespace-character-count="202"/>
  </office:meta>
</office:document-meta>
</file>